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7462" officeooo:paragraph-rsid="0020746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2b86cb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29b0b1" style:font-style-asian="normal" style:font-weight-asian="normal"/>
    </style:style>
    <style:style style:name="T4" style:family="text">
      <style:text-properties fo:language="en" fo:country="US" officeooo:rsid="001ca369"/>
    </style:style>
    <style:style style:name="T5" style:family="text">
      <style:text-properties fo:language="en" fo:country="US" officeooo:rsid="001e854a"/>
    </style:style>
    <style:style style:name="T6" style:family="text">
      <style:text-properties fo:language="en" fo:country="US" officeooo:rsid="001ffcf0"/>
    </style:style>
    <style:style style:name="T7" style:family="text">
      <style:text-properties officeooo:rsid="0016f6f3"/>
    </style:style>
    <style:style style:name="T8" style:family="text">
      <style:text-properties officeooo:rsid="00250d54"/>
    </style:style>
    <style:style style:name="T9" style:family="text">
      <style:text-properties officeooo:rsid="0026c2bd"/>
    </style:style>
    <style:style style:name="T10" style:family="text">
      <style:text-properties officeooo:rsid="0027d0cd"/>
    </style:style>
    <style:style style:name="T11" style:family="text">
      <style:text-properties officeooo:rsid="0029b0b1"/>
    </style:style>
    <style:style style:name="T12" style:family="text">
      <style:text-properties officeooo:rsid="002b86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6">11th</text:span> of <text:span text:style-name="T5">November</text:span><text:span text:style-name="T4"> </text:span>202<text:span text:style-name="T4">5</text:span> under the <text:span text:style-name="T6">52nd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12">modify</text:span><text:span text:style-name="T7"> the </text:span><text:span text:style-name="T11">unpackable</text:span><text:span text:style-name="T8"> </text:span><text:span text:style-name="T11">netherwart</text:span><text:span text:style-name="T8"> </text:span><text:span text:style-name="T9">craftingtweak</text:span><text:span text:style-name="T7"> </text:span><text:span text:style-name="T8">as</text:span><text:span text:style-name="T10"> its kind of unbalanced</text:span>. <text:span text:style-name="T12">Rather than 9, it would be 3 nether wart per block.</text:span>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2">Eldegron</text:p>
      <text:p text:style-name="P1"/>
      <text:p text:style-name="P1"/>
      <text:p text:style-name="P1"/>
      <text:p text:style-name="P4"><text:span text:style-name="T1">[</text:span><text:span text:style-name="T2">Motion 52-15: To modify the unpackable netherwart crafting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21:42:59.515479391</dc:date>
    <meta:editing-duration>PT5M12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60" meta:character-count="395" meta:non-whitespace-character-count="343"/>
  </office:meta>
</office:document-meta>
</file>